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rego, Mati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bertuz,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curi, Lucas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dreatta, Pau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da, Ivan Alexander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ias Sanchez, More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royo Tabari, Sol Jus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uanno, Valent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tademo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saj Laborevich, Nicolas Iv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monte, Ezequiel Martí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navidez, Martin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enítez, Carlos And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gelin Lucero, Bautis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iongo, Mauricio Dan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ustamante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ltabiano, Feder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dozo, Rodrigo Andre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i, Angel Lui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ro, Tomás André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vallo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eresetto Aranda,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avero, Eric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osco, Marcos David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rbalán Saez, Camila Sofí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La Roza, Camil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voignes, María Belé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incenti, Lar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i Pietro, Brenda Camil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az, Bru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íaz, Diego Gastó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charte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cheverry, Ju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inola Gamarra, Luc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ria, Baltazar Aleja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rnandez Aparicio, Ailen Y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orte, Emiliano Joaqu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cía, Patricio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hiani, Patricio Feder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l, Gastón Alejand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doy, Valenti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DRA TAU, MARìA CELES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nducci, Ca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iforena, Fabricio Leon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pez, Tiago valen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zada Guerrero, Augusto Jos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ján Ruiz, Ludmila Anahí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ello, Gianluc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cello, Sergio E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fia, Cecil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ínez,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strangelo, Lautaro Valent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c Inerny, Mariana Luj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ichel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nteverde, Luc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velli, Ine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zuna, Milagro Ai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lumbo, Tob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árraga, Valentin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EZ, MATIAS EM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sce, Tom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uddu, Dan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mirez, Franco Dar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driguez Zelada, Edson Mig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driguez, Damian Ad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driguez, Lol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sales Aguirre, Tomas Lauta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sli, Bautist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illan Romero, Facundo Leonar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HÔFFLER, VALENT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a, Cande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imonpietri, Néstor Nicol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olano Carranza, Zecarlos Giusepp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osa Rollié, Jes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seira, Julia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allardona,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lenzuela, Mauro Ar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tueña, Isi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rcellone, Bautis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eau Terrones, Consuelo De Los Sant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olini Martín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Yapur, Juan Cru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orzoli, Tom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ualet, Ezequ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oval, Francis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nco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da, Jazmin María Aye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costa Alfano, Juan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ldao Corrada, Tomas Valentí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tonini, Marco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scacibar, Franco Nahu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versa, Mati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lista, Mati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ayugar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erutti, Cristi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ceres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nal Saravia, Tomás Valenti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pelli, Valen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rasco Dattoli, Male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sino, Lucas Adri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illo Espejo, Agustín Francis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stro, Carlo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atoggio, Martin Alexi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CERON, Carolina Bele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ervera Lede, The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ondisciani, Nah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tés, Jeremías E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rcio, Tomas Leon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Arce, Facund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 Urraza, Ludm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simone, Ezequ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az, Nicola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mínguez Iribe, Carmen Mait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nado Arias, Juan Jos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guaras, Zo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udero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raone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avorito, Matias Nicol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scher, Mat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ardo,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ia, German Ezequ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cia, Nabil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ehichi, Sof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mez, Alejandro Mariano Celestin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Gonzalez Alejo, Manu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nzalez Patron, Mauricio Li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aneros, Gianella Oria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aymas, Matías Juliá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iyo Ábalos, Máximo Joná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Juarez Piñeiro, Uzi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arez, Santiago I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rado, Javier Ad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onega, Laureano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eyva Gallarati, Emili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ma, Francis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tt, Iv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ópez, Bautist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opez, Mate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una, Nahuel Nic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otti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quez Odera, Bautist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ín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ín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ssenzio, Bautista Rafa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zzoni, Marco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ssineo, Tomás Nah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IRANDA MAMANI, JUAN MIG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uñoz, Santiago Dard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ño Gomez, Feli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shimura, Erik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ovella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uñez, Maximilia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ñez, Valentin Ezequ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jeda, Eduardo Rafa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rdoñez Trujillo, Lizeth Leonet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lacios, Franc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vón Tolosa, Mato Agus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netta, Francisco Manu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eyra, Josef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erez De La Cruz, Eduardo Joaqu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antieri, Luc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ingo, Dieg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tulnisky, Priscil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ande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icci, Mate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rigues Neves, Hern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magnoli, Marcos Ezequ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mero, Valen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nga, Francis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roglia Gambino, Nahu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iaffino, Agust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mino, Thom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monutti, Valenti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arez, Mateo Nicol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rrío, Ju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ommasi, Joaquí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rejon, Fabio Ignac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carcel, Juan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aragoza Armendariz, Joaquín Nico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isenbart Veloz, Ramiro Nést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bo Urbina, Francisco Jul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uirre, Gabriel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mato Roberts, Valenti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aricio, Nicol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cibia, Nahuel Lauta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ancivia Chicote, Benjam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rias, Tomás Agustí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quinta, María Belé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sualto, Elias Iv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rnardi, Tomá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nco, Gonzalo Nicol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of, Juan Patri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onarelli, Bru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rdone, Gianluc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dozo, Franco Damiá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sco, Fac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ro Zeese, Juan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harif, Aixa Jaz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uz, August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Damioli, Bautis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 Dominicis, Alan Javi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z Imbernon, Valentino Gonzal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ominguez Bombin, Dulce Angel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Fabiano, Roman Ari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Fabini, Santin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Fava, Fran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rnandez Campos, Jose Gregor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Funes, Tobi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menez Ruiz, Joaquin Alej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onzalez, Jesús Rubén Alejandr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Gorosito, Damian Andres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Hanna Gendi Tobia, Sheree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Juarez Alvarez, Tobi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Justel, Carlos Ignaci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ruk, Ivana Gisell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jan, Lisand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Luque, Lucio Jes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gliano, Ped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mani Barahona, Milagros Maile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coni, Lucía Mar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zialetti, Fernando Dan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suda, Lean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tsuo, Jeremias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Mitic, Nicola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onetti, Nicolás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ontoya Diodati, Santiag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scoso Cusma, Jeremí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reued, Facundo André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urray Roppel, André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atalio, Agust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iman, Ivo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Nicolau, Lol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lia, María Agustin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Olthoff, Agustí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arzanese, Massim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ña, Adrián Agustí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iñeiro, Tom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uppo, Jorg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Quiñones Uyuni, Nicolás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abasa, Ulis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imundi, Juan Pab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ruello, pabl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lguero, Santiago Lujá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anchez De Freitas, Julian Lih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ánchez Trujillo, Rocio Tamar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Santandrea, Emil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yago, Gonzalo Gabr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chnack, Federic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Suñer, Juan pe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aha, Hector Nicol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rrone, Matías Pe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setti, Juan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Ttito Palhua, Daniel Rodri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urchi, Franco Sebastiá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Valle, Ignaci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Varas, Sebasti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cchioli Britos, Tizia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raza, Gregorio Tomá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cal Miranda, Briana Aile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Weber, Ezequi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Yamawaki, Leandro Hidefumi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Zubiarrain, Juan Cru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varez Castillo, Segun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Andino, Ramir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rque, Iñaki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Arrieta, Leandro Ezequ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valos, Gonzalo Matia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attaglino, Ignac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zalar Vidal, Maria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itez, Erik Gabri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eta, Juan Igna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Bolzicco, Maurizio Jose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osero, Tomas Agustin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Brecevich, Juan Ignac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itez, Maria Lui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zzada, Facundo Agustí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dozo Pappolla, Benjam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Castellano Borrego, Juan Augus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li, Dan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ombo, Francis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 Marco, Lucia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Depauli, Alejandro Damiá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 Gresia, Luc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Erra, Sofi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Fernandez Oliver, Pedr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igueroa, Franco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ioravanti, Fran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Flammini Zuccheri, Mauric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llo, Martinian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ía Aragón, Alej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cía Martí, Vicen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della, Rocc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ricano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auna Castillo, Lucero Anahi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Gregoret, Damián Nicol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iffiths, Dante Rodrig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ro, Manuel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Kesselman, Federic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guna, August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adird, Joaqu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i Acosta, Federico Enriqu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miral, Matheo Joaqu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anciotti, Ignacio Jos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endaro, Dant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opez, Ignacio Emili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Luna, Leonardo Ar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nazzi, Julia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langa, Juan Marc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llo Cariello, Manu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silla, Franco Augusto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Marcos, Matias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artinez, Bruno Germa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eskinis, Augusto José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Morgado, Roman Benjam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lacio, Ulises Agus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Panelo, Tom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IGO, DEMIAN TUPA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edes Velásquez, Dulce Sofía</text:p>
          </table:table-cell>
          <table:table-cell office:value-type="string" calcext:value-type="string">
            <text:p>Insuficiente</text:p>
          </table:table-cell>
        </table:table-row>
        <table:table-row table:style-name="ro1">
          <table:table-cell office:value-type="string" calcext:value-type="string">
            <text:p>Pittaluga, Emilio Alfred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amos Noilhan, Thiago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etola Noya, Alej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ey,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lón, Mauricio Jorge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mero, Juan Martí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Rosales, Jo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aborido, Santi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ana, Dardo Ezequi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gobia Esteves, Juan Cruz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evillano, Marti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Swanston, Santiago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abbita, Juli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boada, Herná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Tendler, Bru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sorieri, Mateo Benja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ledo Dicroce, Neftalí Tai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LEDO UCHARIMA, JAMIR SEBASTI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urrin, Franco Nicolás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azquez, Manuel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Vega, Cielo Rocío Belén</text:p>
          </table:table-cell>
          <table:table-cell office:value-type="string" calcext:value-type="string">
            <text:p>Desaprobado</text:p>
          </table:table-cell>
        </table:table-row>
        <table:table-row table:style-name="ro1">
          <table:table-cell office:value-type="string" calcext:value-type="string">
            <text:p>ZEGARRA GARCÍA, JOAQUÍN</text:p>
          </table:table-cell>
          <table:table-cell office:value-type="string" calcext:value-type="string">
            <text:p>Desaprob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8:55:40.508344753</dc:date>
    <meta:editing-duration>PT2M48S</meta:editing-duration>
    <meta:editing-cycles>1</meta:editing-cycles>
    <meta:document-statistic meta:table-count="1" meta:cell-count="680" meta:object-count="0"/>
    <meta:generator>LibreOffice/7.4.7.2$Linux_X86_64 LibreOffice_project/40$Build-2</meta:generator>
  </office:meta>
</office:document-meta>
</file>